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sa" svg:font-family="Rasa" style:font-pitch="variable"/>
    <style:font-face style:name="padmaa" svg:font-family="padmaa" style:font-pitch="variable"/>
  </office:font-face-decls>
  <office:automatic-styles>
    <style:style style:name="P1" style:family="paragraph" style:parent-style-name="Standard">
      <style:text-properties style:font-name="Rasa"/>
    </style:style>
    <style:style style:name="P2" style:family="paragraph" style:parent-style-name="Standard">
      <style:text-properties style:font-name="Rasa" officeooo:paragraph-rsid="0018216a"/>
    </style:style>
    <style:style style:name="P3" style:family="paragraph" style:parent-style-name="Standard">
      <style:text-properties style:font-name="Rasa" officeooo:rsid="00192b16" officeooo:paragraph-rsid="00192b16"/>
    </style:style>
    <style:style style:name="T1" style:family="text">
      <style:text-properties officeooo:rsid="00155954"/>
    </style:style>
    <style:style style:name="T2" style:family="text">
      <style:text-properties style:text-underline-style="none"/>
    </style:style>
    <style:style style:name="T3" style:family="text">
      <style:text-properties officeooo:rsid="0018216a"/>
    </style:style>
    <style:style style:name="T4" style:family="text">
      <style:text-properties officeooo:rsid="001e11ac"/>
    </style:style>
    <style:style style:name="T5" style:family="text">
      <style:text-properties officeooo:rsid="0022cbfb"/>
    </style:style>
    <style:style style:name="T6" style:family="text">
      <style:text-properties officeooo:rsid="00249042"/>
    </style:style>
    <style:style style:name="T7" style:family="text">
      <style:text-properties officeooo:rsid="00283b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Day 03</text:span></text:p>
      <text:p text:style-name="Standard">------------------------------------------------------------------------------------------------------------------------</text:p>
      <text:p text:style-name="Standard"/>
      <text:p text:style-name="P2">//<text:tab/><text:span text:style-name="T3">To create a new Group</text:span></text:p>
      <text:p text:style-name="P1">cscuser@cscuser:~$ man <text:span text:style-name="T2">groupadd</text:span></text:p>
      <text:p text:style-name="P1"/>
      <text:p text:style-name="P1">cscuser@cscuser:~$ sudo groupadd -g 2000 ThirdYearStudents</text:p>
      <text:p text:style-name="P1">[sudo] password for cscuser: </text:p>
      <text:p text:style-name="P1">groupadd: GID '2000' already exists</text:p>
      <text:p text:style-name="P1">cscuser@cscuser:~$ sudo groupadd -g 3000 ThirdYearStudents</text:p>
      <text:p text:style-name="P1"/>
      <text:p text:style-name="P1">cscuser@cscuser:~$ sudo groupadd --gid 3001 SecondYearStudents</text:p>
      <text:p text:style-name="P1"/>
      <text:p text:style-name="P1">cscuser@cscuser:~$ sudo groupadd --gid 3001 SecondYearStudents</text:p>
      <text:p text:style-name="P1">cscuser@cscuser:~$ vi /etc/group</text:p>
      <text:p text:style-name="P1"/>
      <text:p text:style-name="P1">//<text:tab/><text:span text:style-name="T3">To create a new User</text:span></text:p>
      <text:p text:style-name="P1"/>
      <text:p text:style-name="P1">cscuser@cscuser:~$ sudo useradd -c "Mr.Kavin" -g 3000 -s /bin/bash -u 3002 kavincscuser@cscuser:~$ sudo passwd kavin</text:p>
      <text:p text:style-name="P1">New password: </text:p>
      <text:p text:style-name="P1">Retype new password: </text:p>
      <text:p text:style-name="P1">passwd: password updated successfully</text:p>
      <text:p text:style-name="P1">cscuser@cscuser:~$ vi /etc/group</text:p>
      <text:p text:style-name="P1"/>
      <text:p text:style-name="P1">cscuser@cscuser:~$ sudo passwd anne</text:p>
      <text:p text:style-name="P1">New password: </text:p>
      <text:p text:style-name="P1">BAD PASSWORD: The password is shorter than 8 characters</text:p>
      <text:p text:style-name="P1">Retype new password: </text:p>
      <text:p text:style-name="P1">passwd: password updated successfully</text:p>
      <text:p text:style-name="P1">cscuser@cscuser:~$ vi /etc/shadow</text:p>
      <text:p text:style-name="P1"/>
      <text:p text:style-name="P3">// Login as Kavin</text:p>
      <text:p text:style-name="P1">cscuser@cscuser:~$ su kavin</text:p>
      <text:p text:style-name="P1">Password: </text:p>
      <text:p text:style-name="P1">kavin@cscuser:/home/cscuser$ </text:p>
      <text:p text:style-name="P1"/>
      <text:p text:style-name="P1">kavin@cscuser:/home/cscuser$ who</text:p>
      <text:p text:style-name="P1">cscuser <text:s/>tty2 <text:s text:c="8"/>2023-08-25 09:05 (tty2)</text:p>
      <text:p text:style-name="P1"/>
      <text:p text:style-name="P1">kavin@cscuser:/home/cscuser$ exit</text:p>
      <text:p text:style-name="P1">exit</text:p>
      <text:p text:style-name="P1"/>
      <text:p text:style-name="P1">cscuser@cscuser:~$ sudo userdel anne</text:p>
      <text:p text:style-name="P1">cscuser@cscuser:~$ sudo userdel kavin</text:p>
      <text:p text:style-name="P1"/>
      <text:p text:style-name="P1">cscuser@cscuser:~$ sudo groupdel ThirdYearStudents</text:p>
      <text:p text:style-name="P1">cscuser@cscuser:~$ sudo groupdel SecondYearStudents</text:p>
      <text:p text:style-name="P1">cscuser@cscuser:~$ who</text:p>
      <text:p text:style-name="P1">cscuser <text:s/>tty2 <text:s text:c="8"/>2023-08-25 09:05 (tty2)</text:p>
      <text:p text:style-name="P1"><text:soft-page-break/></text:p>
      <text:p text:style-name="P1">cscuser@cscuser:~$ ifconfig</text:p>
      <text:p text:style-name="P1">enp1s0: flags=4163&lt;UP,BROADCAST,RUNNING,MULTICAST&gt; <text:s/>mtu 1500</text:p>
      <text:p text:style-name="P1"><text:s text:c="8"/>inet 10.20.70.126 <text:s/>netmask 255.255.255.0 <text:s/>broadcast 10.20.70.255</text:p>
      <text:p text:style-name="P1"><text:s text:c="8"/>inet6 fe80::50c7:646:3bb0:e6ee <text:s/>prefixlen 64 <text:s/>scopeid 0x20&lt;link&gt;</text:p>
      <text:p text:style-name="P1"><text:s text:c="8"/>ether 80:e8:2c:d3:dc:e3 <text:s/>txqueuelen 1000 <text:s/>(Ethernet)</text:p>
      <text:p text:style-name="P1"><text:s text:c="8"/>RX packets 167098 <text:s/>bytes 230519763 (230.5 MB)</text:p>
      <text:p text:style-name="P1"><text:s text:c="8"/>RX errors 0 <text:s/>dropped 238 <text:s/>overruns 0 <text:s/>frame 0</text:p>
      <text:p text:style-name="P1"><text:s text:c="8"/>TX packets 36920 <text:s/>bytes 3748075 (3.7 MB)</text:p>
      <text:p text:style-name="P1"><text:s text:c="8"/>TX errors 0 <text:s/>dropped 0 overruns 0 <text:s/>carrier 0 <text:s/>collisions 0</text:p>
      <text:p text:style-name="P1"/>
      <text:p text:style-name="P1">lo: flags=73&lt;UP,LOOPBACK,RUNNING&gt; <text:s/>mtu 65536</text:p>
      <text:p text:style-name="P1"><text:s text:c="8"/>inet 127.0.0.1 <text:s/>netmask 255.0.0.0</text:p>
      <text:p text:style-name="P1"><text:s text:c="8"/>inet6 ::1 <text:s/>prefixlen 128 <text:s/>scopeid 0x10&lt;host&gt;</text:p>
      <text:p text:style-name="P1"><text:s text:c="8"/>loop <text:s/>txqueuelen 1000 <text:s/>(Local Loopback)</text:p>
      <text:p text:style-name="P1"><text:s text:c="8"/>RX packets 39478 <text:s/>bytes 100761938 (100.7 MB)</text:p>
      <text:p text:style-name="P1"><text:s text:c="8"/>RX errors 0 <text:s/>dropped 0 <text:s/>overruns 0 <text:s/>frame 0</text:p>
      <text:p text:style-name="P1"><text:s text:c="8"/>TX packets 39478 <text:s/>bytes 100761938 (100.7 MB)</text:p>
      <text:p text:style-name="P1"><text:s text:c="8"/>TX errors 0 <text:s/>dropped 0 overruns 0 <text:s/>carrier 0 <text:s/>collisions 0</text:p>
      <text:p text:style-name="P1"/>
      <text:p text:style-name="P1">// <text:span text:style-name="T4">if + Tab</text:span></text:p>
      <text:p text:style-name="P1">cscuser@cscuser:~$ if</text:p>
      <text:p text:style-name="P1">if <text:s text:c="7"/>ifconfig <text:s/>ifdown <text:s text:c="3"/>ifquery <text:s text:c="2"/>ifup <text:s text:c="5"/></text:p>
      <text:p text:style-name="P1"/>
      <text:p text:style-name="P1">cscuser@cscuser:~$ ifconfig <text:s/>enp1s0</text:p>
      <text:p text:style-name="P1">enp1s0: flags=4163&lt;UP,BROADCAST,RUNNING,MULTICAST&gt; <text:s/>mtu 1500</text:p>
      <text:p text:style-name="P1"><text:s text:c="8"/>inet 10.20.70.126 <text:s/>netmask 255.255.255.0 <text:s/>broadcast 10.20.70.255</text:p>
      <text:p text:style-name="P1"><text:s text:c="8"/>inet6 fe80::50c7:646:3bb0:e6ee <text:s/>prefixlen 64 <text:s/>scopeid 0x20&lt;link&gt;</text:p>
      <text:p text:style-name="P1"><text:s text:c="8"/>ether 80:e8:2c:d3:dc:e3 <text:s/>txqueuelen 1000 <text:s/>(Ethernet)</text:p>
      <text:p text:style-name="P1"><text:s text:c="8"/>RX packets 167550 <text:s/>bytes 230591020 (230.5 MB)</text:p>
      <text:p text:style-name="P1"><text:s text:c="8"/>RX errors 0 <text:s/>dropped 256 <text:s/>overruns 0 <text:s/>frame 0</text:p>
      <text:p text:style-name="P1"><text:s text:c="8"/>TX packets 37109 <text:s/>bytes 3838271 (3.8 MB)</text:p>
      <text:p text:style-name="P1"><text:s text:c="8"/>TX errors 0 <text:s/>dropped 0 overruns 0 <text:s/>carrier 0 <text:s/>collisions 0</text:p>
      <text:p text:style-name="P1"/>
      <text:p text:style-name="P1">cscuser@cscuser:~$ ifconfig <text:s/>lo</text:p>
      <text:p text:style-name="P1">lo: flags=73&lt;UP,LOOPBACK,RUNNING&gt; <text:s/>mtu 65536</text:p>
      <text:p text:style-name="P1"><text:s text:c="8"/>inet 127.0.0.1 <text:s/>netmask 255.0.0.0</text:p>
      <text:p text:style-name="P1"><text:s text:c="8"/>inet6 ::1 <text:s/>prefixlen 128 <text:s/>scopeid 0x10&lt;host&gt;</text:p>
      <text:p text:style-name="P1"><text:s text:c="8"/>loop <text:s/>txqueuelen 1000 <text:s/>(Local Loopback)</text:p>
      <text:p text:style-name="P1"><text:s text:c="8"/>RX packets 39841 <text:s/>bytes 100900397 (100.9 MB)</text:p>
      <text:p text:style-name="P1"><text:s text:c="8"/>RX errors 0 <text:s/>dropped 0 <text:s/>overruns 0 <text:s/>frame 0</text:p>
      <text:p text:style-name="P1"><text:s text:c="8"/>TX packets 39841 <text:s/>bytes 100900397 (100.9 MB)</text:p>
      <text:p text:style-name="P1"><text:s text:c="8"/>TX errors 0 <text:s/>dropped 0 overruns 0 <text:s/>carrier 0 <text:s/>collisions 0</text:p>
      <text:p text:style-name="P1"/>
      <text:p text:style-name="P1">// <text:span text:style-name="T6">To temperorily change the IP address</text:span></text:p>
      <text:p text:style-name="P1">cscuser@cscuser:~$ sudo ifconfig <text:s/>enp1s0 192.168.1.222 netmask 255.255.255.0 up</text:p>
      <text:p text:style-name="P1">cscuser@cscuser:~$ ifconfig <text:s/>enp1s0</text:p>
      <text:p text:style-name="P1">enp1s0: flags=4163&lt;UP,BROADCAST,RUNNING,MULTICAST&gt; <text:s/>mtu 1500</text:p>
      <text:p text:style-name="P1"><text:s text:c="8"/>inet 192.168.1.222 <text:s/>netmask 255.255.255.0 <text:s/>broadcast 192.168.1.255</text:p>
      <text:p text:style-name="P1"><text:soft-page-break/><text:s text:c="8"/>inet6 fe80::50c7:646:3bb0:e6ee <text:s/>prefixlen 64 <text:s/>scopeid 0x20&lt;link&gt;</text:p>
      <text:p text:style-name="P1"><text:s text:c="8"/>ether 80:e8:2c:d3:dc:e3 <text:s/>txqueuelen 1000 <text:s/>(Ethernet)</text:p>
      <text:p text:style-name="P1"><text:s text:c="8"/>RX packets 168754 <text:s/>bytes 230729976 (230.7 MB)</text:p>
      <text:p text:style-name="P1"><text:s text:c="8"/>RX errors 0 <text:s/>dropped 268 <text:s/>overruns 0 <text:s/>frame 0</text:p>
      <text:p text:style-name="P1"><text:s text:c="8"/>TX packets 37271 <text:s/>bytes 3892298 (3.8 MB)</text:p>
      <text:p text:style-name="P1"><text:s text:c="8"/>TX errors 0 <text:s/>dropped 0 overruns 0 <text:s/>carrier 0 <text:s/>collisions 0</text:p>
      <text:p text:style-name="P1"/>
      <text:p text:style-name="P1"/>
      <text:p text:style-name="P1">// <text:span text:style-name="T5">To get back the IP address</text:span></text:p>
      <text:p text:style-name="P1"/>
      <text:p text:style-name="P1">cscuser@cscuser:~$ sudo ifconfig <text:s/>enp1s0 down</text:p>
      <text:p text:style-name="P1">cscuser@cscuser:~$ sudo ifconfig <text:s/>enp1s0 up</text:p>
      <text:p text:style-name="P1">cscuser@cscuser:~$ ifconfig <text:s/>enp1s0</text:p>
      <text:p text:style-name="P1">enp1s0: flags=4163&lt;UP,BROADCAST,RUNNING,MULTICAST&gt; <text:s/>mtu 1500</text:p>
      <text:p text:style-name="P1"><text:s text:c="8"/>inet 10.20.70.126 <text:s/>netmask 255.255.255.0 <text:s/>broadcast 10.20.70.255</text:p>
      <text:p text:style-name="P1"><text:s text:c="8"/>inet6 fe80::50c7:646:3bb0:e6ee <text:s/>prefixlen 64 <text:s/>scopeid 0x20&lt;link&gt;</text:p>
      <text:p text:style-name="P1"><text:s text:c="8"/>ether 80:e8:2c:d3:dc:e3 <text:s/>txqueuelen 1000 <text:s/>(Ethernet)</text:p>
      <text:p text:style-name="P1"><text:s text:c="8"/>RX packets 172367 <text:s/>bytes 230987083 (230.9 MB)</text:p>
      <text:p text:style-name="P1"><text:s text:c="8"/>RX errors 0 <text:s/>dropped 279 <text:s/>overruns 0 <text:s/>frame 0</text:p>
      <text:p text:style-name="P1"><text:s text:c="8"/>TX packets 37552 <text:s/>bytes 3916175 (3.9 MB)</text:p>
      <text:p text:style-name="P1"><text:s text:c="8"/>TX errors 0 <text:s/>dropped 0 overruns 0 <text:s/>carrier 0 <text:s/>collisions 0</text:p>
      <text:p text:style-name="P1"/>
      <text:p text:style-name="P1">cscuser@cscuser:~$ sudo vi /etc/resolv.conf</text:p>
      <text:p text:style-name="P1">cscuser@cscuser:~$ ifconfig -a</text:p>
      <text:p text:style-name="P1">enp1s0: flags=4163&lt;UP,BROADCAST,RUNNING,MULTICAST&gt; <text:s/>mtu 1500</text:p>
      <text:p text:style-name="P1"><text:s text:c="8"/>inet 10.20.70.126 <text:s/>netmask 255.255.255.0 <text:s/>broadcast 10.20.70.255</text:p>
      <text:p text:style-name="P1"><text:s text:c="8"/>inet6 fe80::50c7:646:3bb0:e6ee <text:s/>prefixlen 64 <text:s/>scopeid 0x20&lt;link&gt;</text:p>
      <text:p text:style-name="P1"><text:s text:c="8"/>ether 80:e8:2c:d3:dc:e3 <text:s/>txqueuelen 1000 <text:s/>(Ethernet)</text:p>
      <text:p text:style-name="P1"><text:s text:c="8"/>RX packets 174877 <text:s/>bytes 231405698 (231.4 MB)</text:p>
      <text:p text:style-name="P1"><text:s text:c="8"/>RX errors 0 <text:s/>dropped 313 <text:s/>overruns 0 <text:s/>frame 0</text:p>
      <text:p text:style-name="P1"><text:s text:c="8"/>TX packets 38144 <text:s/>bytes 3996479 (3.9 MB)</text:p>
      <text:p text:style-name="P1"><text:s text:c="8"/>TX errors 0 <text:s/>dropped 0 overruns 0 <text:s/>carrier 0 <text:s/>collisions 0</text:p>
      <text:p text:style-name="P1"/>
      <text:p text:style-name="P1">lo: flags=73&lt;UP,LOOPBACK,RUNNING&gt; <text:s/>mtu 65536</text:p>
      <text:p text:style-name="P1"><text:s text:c="8"/>inet 127.0.0.1 <text:s/>netmask 255.0.0.0</text:p>
      <text:p text:style-name="P1"><text:s text:c="8"/>inet6 ::1 <text:s/>prefixlen 128 <text:s/>scopeid 0x10&lt;host&gt;</text:p>
      <text:p text:style-name="P1"><text:s text:c="8"/>loop <text:s/>txqueuelen 1000 <text:s/>(Local Loopback)</text:p>
      <text:p text:style-name="P1"><text:s text:c="8"/>RX packets 42428 <text:s/>bytes 101709226 (101.7 MB)</text:p>
      <text:p text:style-name="P1"><text:s text:c="8"/>RX errors 0 <text:s/>dropped 0 <text:s/>overruns 0 <text:s/>frame 0</text:p>
      <text:p text:style-name="P1"><text:s text:c="8"/>TX packets 42428 <text:s/>bytes 101709226 (101.7 MB)</text:p>
      <text:p text:style-name="P1"><text:s text:c="8"/>TX errors 0 <text:s/>dropped 0 overruns 0 <text:s/>carrier 0 <text:s/>collisions 0</text:p>
      <text:p text:style-name="P1"/>
      <text:p text:style-name="P1">cscuser@cscuser:~$ arp</text:p>
      <text:p text:style-name="P1">Address <text:s text:c="17"/>HWtype <text:s/>HWaddress <text:s text:c="10"/>Flags Mask <text:s text:c="11"/>Iface</text:p>
      <text:p text:style-name="P1">_gateway <text:s text:c="16"/>ether <text:s text:c="2"/>c0:c5:20:7f:0d:3c <text:s text:c="2"/>C <text:s text:c="20"/>enp1s0</text:p>
      <text:p text:style-name="P1">cscuser@cscuser:~$ arp -a</text:p>
      <text:p text:style-name="P1">_gateway (10.20.70.254) at c0:c5:20:7f:0d:3c [ether] on enp1s0</text:p>
      <text:p text:style-name="P1"/>
      <text:p text:style-name="P1">cscuser@cscuser:~$ ping 10.20.70.40</text:p>
      <text:p text:style-name="P1"><text:soft-page-break/>PING 10.20.70.40 (10.20.70.40) 56(84) bytes of data.</text:p>
      <text:p text:style-name="P1">64 bytes from 10.20.70.40: icmp_seq=1 ttl=64 time=2.34 ms</text:p>
      <text:p text:style-name="P1">64 bytes from 10.20.70.40: icmp_seq=2 ttl=64 time=1.26 ms</text:p>
      <text:p text:style-name="P1">64 bytes from 10.20.70.40: icmp_seq=3 ttl=64 time=1.20 ms</text:p>
      <text:p text:style-name="P1">64 bytes from 10.20.70.40: icmp_seq=4 ttl=64 time=1.27 ms</text:p>
      <text:p text:style-name="P1">64 bytes from 10.20.70.40: icmp_seq=5 ttl=64 time=0.426 ms</text:p>
      <text:p text:style-name="P1">64 bytes from 10.20.70.40: icmp_seq=6 ttl=64 time=0.790 ms</text:p>
      <text:p text:style-name="P1">64 bytes from 10.20.70.40: icmp_seq=7 ttl=64 time=1.03 ms</text:p>
      <text:p text:style-name="P1">64 bytes from 10.20.70.40: icmp_seq=8 ttl=64 time=1.27 ms</text:p>
      <text:p text:style-name="P1">64 bytes from 10.20.70.40: icmp_seq=9 ttl=64 time=1.26 ms</text:p>
      <text:p text:style-name="P1">64 bytes from 10.20.70.40: icmp_seq=10 ttl=64 time=1.27 ms</text:p>
      <text:p text:style-name="P1">64 bytes from 10.20.70.40: icmp_seq=11 ttl=64 time=1.25 ms</text:p>
      <text:p text:style-name="P1">^C</text:p>
      <text:p text:style-name="P1">--- 10.20.70.40 ping statistics ---</text:p>
      <text:p text:style-name="P1">11 packets transmitted, 11 received, 0% packet loss, time 10037ms</text:p>
      <text:p text:style-name="P1">rtt min/avg/max/mdev = 0.426/1.215/2.342/0.439 ms</text:p>
      <text:p text:style-name="P1"/>
      <text:p text:style-name="P1"/>
      <text:p text:style-name="P1">PING 10.20.70.200 (10.20.70.200) 56(84) bytes of data.</text:p>
      <text:p text:style-name="P1">From 10.20.70.126 icmp_seq=1 Destination Host Unreachable</text:p>
      <text:p text:style-name="P1">From 10.20.70.126 icmp_seq=2 Destination Host Unreachable</text:p>
      <text:p text:style-name="P1">From 10.20.70.126 icmp_seq=3 Destination Host Unreachable</text:p>
      <text:p text:style-name="P1">^C</text:p>
      <text:p text:style-name="P1">--- 10.20.70.200 ping statistics ---</text:p>
      <text:p text:style-name="P1">6 packets transmitted, 0 received, +3 errors, 100% packet loss, time 5128ms</text:p>
      <text:p text:style-name="P1">pipe 3</text:p>
      <text:p text:style-name="P1"/>
      <text:p text:style-name="P1">cscuser@cscuser:~$ ping www.google.com</text:p>
      <text:p text:style-name="P1">PING www.google.com (142.251.12.105) 56(84) bytes of data.</text:p>
      <text:p text:style-name="P1">64 bytes from se-in-f105.1e100.net (142.251.12.105): icmp_seq=1 ttl=107 time=52.3 ms</text:p>
      <text:p text:style-name="P1">64 bytes from se-in-f105.1e100.net (142.251.12.105): icmp_seq=2 ttl=107 time=51.4 ms</text:p>
      <text:p text:style-name="P1">64 bytes from se-in-f105.1e100.net (142.251.12.105): icmp_seq=3 ttl=107 time=51.9 ms</text:p>
      <text:p text:style-name="P1">^C</text:p>
      <text:p text:style-name="P1">--- www.google.com ping statistics ---</text:p>
      <text:p text:style-name="P1">5 packets transmitted, 3 received, 40% packet loss, time 4027ms</text:p>
      <text:p text:style-name="P1">rtt min/avg/max/mdev = 51.435/51.888/52.327/0.364 ms</text:p>
      <text:p text:style-name="P1"/>
      <text:p text:style-name="P1">//<text:span text:style-name="T7">apt-get</text:span></text:p>
      <text:p text:style-name="P1"/>
      <text:p text:style-name="P1">cscuser@cscuser:~$ sudo apt-get install vim</text:p>
      <text:p text:style-name="P1"/>
      <text:p text:style-name="P1">cscuser@cscuser:~$ sudo apt-get remove vi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sa" svg:font-family="Rasa" style:font-pitch="variable"/>
    <style:font-face style:name="padmaa" svg:font-family="padma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9:16:02.244020779</meta:creation-date>
    <dc:date>2023-08-25T11:07:09.251015455</dc:date>
    <meta:editing-duration>PT1H10M29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4" meta:paragraph-count="158" meta:word-count="904" meta:character-count="7667" meta:non-whitespace-character-count="6224"/>
  </office:meta>
</office:document-meta>
</file>